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color="#000000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079cm" style:contextual-spacing="false" style:line-height-at-least="0.529cm" fo:orphans="2" fo:widows="2" fo:padding="0cm" fo:border="none"/>
    </style:style>
    <style:style style:name="P5" style:family="paragraph" style:parent-style-name="Text_20_body" style:list-style-name="L3">
      <style:paragraph-properties fo:margin-top="0cm" fo:margin-bottom="0.079cm" style:contextual-spacing="false" style:line-height-at-least="0.529cm" fo:orphans="2" fo:widows="2" fo:padding="0cm" fo:border="none"/>
    </style:style>
    <style:style style:name="P6" style:family="paragraph" style:parent-style-name="Text_20_body" style:list-style-name="L4">
      <style:paragraph-properties fo:margin-top="0cm" fo:margin-bottom="0.079cm" style:contextual-spacing="false" style:line-height-at-least="0.529cm" fo:orphans="2" fo:widows="2" fo:padding="0cm" fo:border="none"/>
    </style:style>
    <style:style style:name="P7" style:family="paragraph" style:parent-style-name="Text_20_body" style:list-style-name="L5">
      <style:paragraph-properties fo:margin-top="0cm" fo:margin-bottom="0.079cm" style:contextual-spacing="false" style:line-height-at-least="0.529cm" fo:orphans="2" fo:widows="2" fo:padding="0cm" fo:border="none"/>
    </style:style>
    <style:style style:name="P8" style:family="paragraph" style:parent-style-name="Text_20_body" style:list-style-name="L10">
      <style:paragraph-properties fo:margin-top="0cm" fo:margin-bottom="0.079cm" style:contextual-spacing="false" style:line-height-at-least="0.529cm" fo:orphans="2" fo:widows="2" fo:padding="0cm" fo:border="none"/>
    </style:style>
    <style:style style:name="P9" style:family="paragraph" style:parent-style-name="Text_20_body" style:list-style-name="L11">
      <style:paragraph-properties fo:margin-top="0cm" fo:margin-bottom="0.476cm" style:contextual-spacing="false" style:line-height-at-least="0.529cm" fo:orphans="2" fo:widows="2"/>
    </style:style>
    <style:style style:name="P10" style:family="paragraph" style:parent-style-name="Text_20_body" style:list-style-name="L1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1" style:family="paragraph" style:parent-style-name="Text_20_body" style:list-style-name="L2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3" style:family="paragraph" style:parent-style-name="Text_20_body" style:list-style-name="L4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5" style:family="paragraph" style:parent-style-name="Text_20_body" style:list-style-name="L6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6" style:family="paragraph" style:parent-style-name="Text_20_body" style:list-style-name="L7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7" style:family="paragraph" style:parent-style-name="Text_20_body" style:list-style-name="L8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8" style:family="paragraph" style:parent-style-name="Text_20_body" style:list-style-name="L9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P19" style:family="paragraph" style:parent-style-name="Text_20_body" style:list-style-name="L6">
      <style:paragraph-properties fo:margin-top="0cm" fo:margin-bottom="0.079cm" style:contextual-spacing="false" style:line-height-at-least="0.529cm" fo:orphans="2" fo:widows="2" fo:padding="0cm" fo:border="none"/>
      <style:text-properties fo:font-variant="normal" fo:text-transform="none" fo:color="#000000" loext:opacity="100%" style:font-name="Google Sans Text" fo:font-size="10.5pt" fo:letter-spacing="normal" fo:font-style="italic" fo:font-weight="normal"/>
    </style:style>
    <style:style style:name="T1" style:family="text"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T2" style:family="text">
      <style:text-properties fo:font-variant="normal" fo:text-transform="none" fo:color="#e2e2e5" loext:opacity="100%" style:font-name="Google Sans Text" fo:font-size="10.5pt" fo:letter-spacing="normal" fo:font-style="italic" fo:font-weight="normal"/>
    </style:style>
    <style:style style:name="T3" style:family="text">
      <style:text-properties fo:font-variant="normal" fo:text-transform="none" style:font-name="Google Sans Text" fo:font-size="10.5pt" fo:letter-spacing="normal" fo:font-style="normal" fo:font-weight="normal"/>
    </style:style>
    <style:style style:name="T4" style:family="text">
      <style:text-properties fo:font-variant="normal" fo:text-transform="none" style:font-name="Google Sans Text" fo:font-size="10.5pt" fo:letter-spacing="normal" fo:font-style="italic" fo:font-weight="normal"/>
    </style:style>
    <style:style style:name="T5" style:family="text">
      <style:text-properties fo:font-variant="normal" fo:text-transform="none" fo:color="#c9211e" loext:opacity="100%" style:font-name="Google Sans Text" fo:font-size="10.5pt" fo:letter-spacing="normal" fo:font-style="normal" fo:font-weight="normal"/>
    </style:style>
    <style:style style:name="T6" style:family="text">
      <style:text-properties fo:font-variant="normal" fo:text-transform="none" fo:color="#c9211e" loext:opacity="100%" style:font-name="Google Sans Text" fo:font-size="10.5pt" fo:letter-spacing="normal" fo:font-style="italic" fo:font-weight="normal"/>
    </style:style>
    <style:style style:name="T7" style:family="text">
      <style:text-properties fo:font-variant="normal" fo:text-transform="none" fo:color="#000000" loext:opacity="100%" style:font-name="Google Sans Text" fo:font-size="10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Google Sans Text" fo:font-size="10.5pt" fo:letter-spacing="normal" fo:font-style="italic" fo:font-weight="normal"/>
    </style:style>
    <style:style style:name="T9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5.002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7">Boceto Comercial Avanzado: LoyalPyME - Potenciando la Lealtad y la Conexión de Tu Negocio</text:span></text:span></text:p>
      <text:p text:style-name="P3"><text:span text:style-name="Strong_20_Emphasis"><text:span text:style-name="T7">(Slide 1: Portada Impactante)</text:span></text:span></text:p>
      <text:list text:style-name="L1">
        <text:list-item>
          <text:p text:style-name="P4"><text:span text:style-name="T7">Título Principal: </text:span><text:span text:style-name="Strong_20_Emphasis"><text:span text:style-name="T7">LoyalPyME</text:span></text:span></text:p>
        </text:list-item>
        <text:list-item>
          <text:p text:style-name="P4"><text:span text:style-name="T7">Subtítulo: </text:span><text:span text:style-name="Strong_20_Emphasis"><text:span text:style-name="T7">Fidelización Digital Potente y Escalable para PyMEs de Todos los Sectores.</text:span></text:span></text:p>
        </text:list-item>
        <text:list-item>
          <text:p text:style-name="P10">Imagen: Gráficos modernos, líneas de conexión, iconos de negocio, clientes felices.</text:p>
        </text:list-item>
      </text:list>
      <text:p text:style-name="P3"><text:span text:style-name="Strong_20_Emphasis"><text:span text:style-name="T7">(Slide 2: El Desafío: Construir Relaciones Duraderas en un Mercado Competitivo)</text:span></text:span></text:p>
      <text:list text:style-name="L2">
        <text:list-item>
          <text:p text:style-name="P11">Mensaje Clave: Atraer clientes es solo el primer paso; retenerlos y convertirlos en promotores es la clave del crecimiento sostenible.</text:p>
        </text:list-item>
        <text:list-item>
          <text:p text:style-name="P11">Puntos Débiles Comunes para las PyMEs:</text:p>
          <text:list>
            <text:list-item>
              <text:p text:style-name="P11">Alta rotación de clientes.</text:p>
            </text:list-item>
            <text:list-item>
              <text:p text:style-name="P11">Dificultad para identificar y recompensar a los clientes más leales.</text:p>
            </text:list-item>
            <text:list-item>
              <text:p text:style-name="P11">Sistemas de fidelización obsoletos o laboriosos.</text:p>
            </text:list-item>
            <text:list-item>
              <text:p text:style-name="P11">Falta de herramientas para comunicarse directamente con la base de clientes.</text:p>
            </text:list-item>
            <text:list-item>
              <text:p text:style-name="P11">Competencia feroz por la atención del cliente.</text:p>
            </text:list-item>
          </text:list>
        </text:list-item>
      </text:list>
      <text:p text:style-name="P3"><text:span text:style-name="Strong_20_Emphasis"><text:span text:style-name="T7">(Slide 3: LoyalPyME: Tu Plataforma Integral para la Fidelización Digital)</text:span></text:span></text:p>
      <text:list text:style-name="L3">
        <text:list-item>
          <text:p text:style-name="P12">Mensaje: LoyalPyME ofrece una solución web completa y modular que digitaliza tu programa de fidelización, te da control total y mejora la experiencia de tus clientes.</text:p>
        </text:list-item>
        <text:list-item>
          <text:p text:style-name="P12">Componentes Fundamentales:</text:p>
          <text:list>
            <text:list-item>
              <text:p text:style-name="P5"><text:span text:style-name="Strong_20_Emphasis"><text:span text:style-name="T7">Panel Web de Administración:</text:span></text:span><text:span text:style-name="T7"> Todas las herramientas de gestión en tu mano (PC, tablet, móvil).</text:span></text:p>
            </text:list-item>
            <text:list-item>
              <text:p text:style-name="P5"><text:span text:style-name="Strong_20_Emphasis"><text:span text:style-name="T7">Portal Web del Cliente:</text:span></text:span><text:span text:style-name="T7"> Acceso fácil para tus clientes desde cualquier dispositivo con navegador (¡sin instalar apps!).</text:span></text:p>
            </text:list-item>
          </text:list>
        </text:list-item>
      </text:list>
      <text:p text:style-name="P3"><text:span text:style-name="Strong_20_Emphasis"><text:span text:style-name="T7">(Slide 4: Fases de Evolución Funcional de LoyalPyME)</text:span></text:span></text:p>
      <text:list text:style-name="L4">
        <text:list-item>
          <text:p text:style-name="P13">Título: Un Camino Claro del Core a la Comunidad</text:p>
        </text:list-item>
        <text:list-item>
          <text:p text:style-name="P13">Presentamos nuestra hoja de ruta funcional, diseñada para entregar valor rápido y crecer contigo.</text:p>
          <text:list>
            <text:list-item>
              <text:p text:style-name="P6"><text:span text:style-name="Strong_20_Emphasis"><text:span text:style-name="T7">Fase 1: Base Sólida de Fidelización (WEB) - (Operativa Principalmente)</text:span></text:span></text:p>
              <text:list>
                <text:list-item>
                  <text:p text:style-name="P6"><text:span text:style-name="Strong_20_Emphasis"><text:span text:style-name="T7">Gestión Centralizada de Recompensas:</text:span></text:span><text:span text:style-name="T7"> Crea y administra recompensas canjeables por puntos (Funcional). Activa/desactiva recompensas (Funcional).</text:span></text:p>
                </text:list-item>
                <text:list-item>
                  <text:p text:style-name="P6"><text:span text:style-name="Strong_20_Emphasis"><text:span text:style-name="T7">Sistema de Puntos Transaccional:</text:span></text:span><text:span text:style-name="T7"> Generación de QR para puntos por compra (Funcional). Validación de QR por cliente y asignación de puntos (Funcional).</text:span></text:p>
                </text:list-item>
                <text:list-item>
                  <text:p text:style-name="P6"><text:span text:style-name="Strong_20_Emphasis"><text:span text:style-name="T7">Sistema de Niveles (Tiers) Configurable:</text:span></text:span><text:span text:style-name="T7"> Define niveles con umbrales de puntos/gasto/visitas (Funcional). Gestiona beneficios por nivel (Funcional). Configura la lógica de cálculo y descenso de nivel (Funcional).</text:span></text:p>
                </text:list-item>
                <text:list-item>
                  <text:p text:style-name="P6"><text:span text:style-name="Strong_20_Emphasis"><text:span text:style-name="T7">Panel Cliente Esencial:</text:span></text:span><text:span text:style-name="T7"> Visualización de puntos, nivel actual y recompensas/regalos disponibles (Funcional). Canjeo de recompensas por puntos y regalos directos (Funcional).</text:span></text:p>
                </text:list-item>
                <text:list-item>
                  <text:p text:style-name="P6"><text:span text:style-name="Strong_20_Emphasis"><text:span text:style-name="T7">Gestión de Clientes Básica (Admin):</text:span></text:span><text:span text:style-name="T7"> Listado de clientes con datos clave (puntos, nivel), ordenación (Funcional). Ajuste manual de puntos por cliente (Funcional). Cambio manual de nivel por cliente (Funcional). Asignación de </text:span><text:soft-page-break/><text:span text:style-name="T7">recompensas como "regalo" a clientes (Funcional). Marcar/Desmarcar clientes como "Favoritos" (Funcional).</text:span></text:p>
                </text:list-item>
                <text:list-item>
                  <text:p text:style-name="P13"><text:span text:style-name="T9">Próximo en Fase 1:</text:span> Implementación completa de filtros de búsqueda y paginación en listado de clientes. Modal de "Ver Detalles" de cliente con posible adición de notas internas. Acción Activar/Desactivar cliente.</text:p>
                </text:list-item>
              </text:list>
            </text:list-item>
            <text:list-item>
              <text:p text:style-name="P6"><text:span text:style-name="Strong_20_Emphasis"><text:span text:style-name="T7">Fase 2: Expansión de Reglas y Comunicación (WEB)</text:span></text:span></text:p>
              <text:list>
                <text:list-item>
                  <text:p text:style-name="P6"><text:span text:style-name="Strong_20_Emphasis"><text:span text:style-name="T7">Reglas de Puntos Avanzadas:</text:span></text:span><text:span text:style-name="T7"> Bonificaciones por productos/categorías específicas, puntos por reseñas/valoraciones, sistema de referidos básico.</text:span></text:p>
                </text:list-item>
                <text:list-item>
                  <text:p text:style-name="P6"><text:span text:style-name="Strong_20_Emphasis"><text:span text:style-name="T7">Tipos de Recompensa Diversificados:</text:span></text:span><text:span text:style-name="T7"> Descuentos (%) o (€) directos, crédito en cuenta.</text:span></text:p>
                </text:list-item>
                <text:list-item>
                  <text:p text:style-name="P6"><text:span text:style-name="Strong_20_Emphasis"><text:span text:style-name="T7">Segmentación Avanzada:</text:span></text:span><text:span text:style-name="T7"> Filtros más potentes en Panel Admin (por actividad, gasto total, datos demográficos - si se recogen). Guardar segmentos.</text:span></text:p>
                </text:list-item>
                <text:list-item>
                  <text:p text:style-name="P6"><text:span text:style-name="Strong_20_Emphasis"><text:span text:style-name="T7">Herramientas de Comunicación Integradas:</text:span></text:span><text:span text:style-name="T7"> Envío de emails a segmentos de clientes (integración), Publicación de "Noticias/Ofertas" en el Portal Cliente (feed interno). Respuestas automáticas configurables (cumpleaños, subida de nivel).</text:span></text:p>
                </text:list-item>
                <text:list-item>
                  <text:p text:style-name="P13"><text:span text:style-name="T9">Próximo en Fase 2:</text:span> Acciones masivas sobre clientes (ej. asignar un regalo a un segmento, enviar email).</text:p>
                </text:list-item>
              </text:list>
            </text:list-item>
            <text:list-item>
              <text:p text:style-name="P6"><text:span text:style-name="Strong_20_Emphasis"><text:span text:style-name="T7">Fase 3: Salto a Móvil y UX Premium (APP MÓVIL NATIVA)</text:span></text:span></text:p>
              <text:list>
                <text:list-item>
                  <text:p text:style-name="P6"><text:span text:style-name="Strong_20_Emphasis"><text:span text:style-name="T7">Aplicación Móvil para Clientes:</text:span></text:span><text:span text:style-name="T7"> Experiencia de usuario nativa y fluida.</text:span></text:p>
                </text:list-item>
                <text:list-item>
                  <text:p text:style-name="P6"><text:span text:style-name="Strong_20_Emphasis"><text:span text:style-name="T7">Notificaciones Push:</text:span></text:span><text:span text:style-name="T7"> Alertas en tiempo real (puntos ganados, nivel, recompensas, ofertas). Notificaciones geolocalizadas (con consentimiento).</text:span></text:p>
                </text:list-item>
                <text:list-item>
                  <text:p text:style-name="P6"><text:span text:style-name="Strong_20_Emphasis"><text:span text:style-name="T7">Escaneo QR Nativo:</text:span></text:span><text:span text:style-name="T7"> Uso directo de la cámara del teléfono para una validación más rápida y fiable.</text:span></text:p>
                </text:list-item>
                <text:list-item>
                  <text:p text:style-name="P6"><text:span text:style-name="Strong_20_Emphasis"><text:span text:style-name="T7">Check-in por Localización (Opcional):</text:span></text:span><text:span text:style-name="T7"> Ganar puntos/bonos por visitar el local (requiere consentimiento de ubicación).</text:span></text:p>
                </text:list-item>
                <text:list-item>
                  <text:p text:style-name="P6"><text:span text:style-name="Strong_20_Emphasis"><text:span text:style-name="T7">Tarjeta de Fidelización Digital:</text:span></text:span><text:span text:style-name="T7"> Identificación rápida del cliente en el punto de venta.</text:span></text:p>
                </text:list-item>
                <text:list-item>
                  <text:p text:style-name="P6"><text:span text:style-name="Strong_20_Emphasis"><text:span text:style-name="T7">Historial de Actividad Detallado:</text:span></text:span><text:span text:style-name="T7"> Consulta completa de transacciones y beneficios.</text:span></text:p>
                </text:list-item>
                <text:list-item>
                  <text:p text:style-name="P6"><text:span text:style-name="Strong_20_Emphasis"><text:span text:style-name="T7">Aplicación Simplificada para Staff (Opcional):</text:span></text:span><text:span text:style-name="T7"> Herramienta ligera para generar/validar QR desde un móvil o tablet en el mostrador.</text:span></text:p>
                </text:list-item>
              </text:list>
            </text:list-item>
            <text:list-item>
              <text:p text:style-name="P6"><text:span text:style-name="Strong_20_Emphasis"><text:span text:style-name="T7">Fase 4: Inteligencia de Negocio y CRM Ligero (WEB + Soporte Backend)</text:span></text:span></text:p>
              <text:list>
                <text:list-item>
                  <text:p text:style-name="P6"><text:span text:style-name="Strong_20_Emphasis"><text:span text:style-name="T7">Análisis Profundo:</text:span></text:span><text:span text:style-name="T7"> Informes sobre valor del cliente (RFM), gasto por cliente, retención, rendimiento de recompensas.</text:span></text:p>
                </text:list-item>
                <text:list-item>
                  <text:p text:style-name="P6"><text:span text:style-name="Strong_20_Emphasis"><text:span text:style-name="T7">Perfil del Cliente Ampliado:</text:span></text:span><text:span text:style-name="T7"> Campos personalizables, historial completo de interacciones y comunicaciones.</text:span></text:p>
                </text:list-item>
                <text:list-item>
                  <text:p text:style-name="P6"><text:span text:style-name="Strong_20_Emphasis"><text:span text:style-name="T7">Automatización de Marketing Ligera:</text:span></text:span><text:span text:style-name="T7"> Disparar acciones automáticas basadas en el comportamiento del cliente (ej. "cliente inactivo por X meses" -&gt; enviar cupón).</text:span></text:p>
                </text:list-item>
              </text:list>
            </text:list-item>
            <text:list-item>
              <text:p text:style-name="P6"><text:span text:style-name="Strong_20_Emphasis"><text:span text:style-name="T7">Fase 5: Ecosistemas Conectados y Potencial Social (WEB + APP + INFRAESTRUCTURA ADICIONAL)</text:span></text:span></text:p>
              <text:list>
                <text:list-item>
                  <text:p text:style-name="P6"><text:span text:style-name="Strong_20_Emphasis"><text:span text:style-name="T7">Programas de Fidelización Compartidos:</text:span></text:span><text:span text:style-name="T7"> Coaliciones de negocios donde los puntos/beneficios aplican en varios locales del grupo. Gestión unificada de clientes del grupo.</text:span></text:p>
                </text:list-item>
                <text:list-item>
                  <text:p text:style-name="P6"><text:soft-page-break/><text:span text:style-name="Strong_20_Emphasis"><text:span text:style-name="T7">Módulo de Eventos:</text:span></text:span><text:span text:style-name="T7"> Publicación y descubrimiento de eventos de los negocios adheridos en la App.</text:span></text:p>
                </text:list-item>
                <text:list-item>
                  <text:p text:style-name="P6"><text:span text:style-name="Strong_20_Emphasis"><text:span text:style-name="T7">Chat Cliente-Negocio:</text:span></text:span><text:span text:style-name="T7"> Comunicación directa uno a uno (Podría empezar en Fase 2/3).</text:span></text:p>
                </text:list-item>
                <text:list-item>
                  <text:p text:style-name="P6"><text:span text:style-name="Strong_20_Emphasis"><text:span text:style-name="T7">Chat Comunitario (Opcional por Sector/Grupo):</text:span></text:span><text:span text:style-name="T7"> Canales de chat públicos por negocio o grupo de negocios. Permite compartir texto, fotos, etc. (Requiere fuerte moderación).</text:span></text:p>
                </text:list-item>
                <text:list-item>
                  <text:p text:style-name="P6"><text:span text:style-name="Strong_20_Emphasis"><text:span text:style-name="T7">Funcionalidades Sociales (Opcional, con Énfasis en Privacidad y Consentimiento Explícito):</text:span></text:span></text:p>
                  <text:list>
                    <text:list-item>
                      <text:p text:style-name="P6"><text:span text:style-name="Strong_20_Emphasis"><text:span text:style-name="T7">Mapa de Actividad (Hotspots):</text:span></text:span><text:span text:style-name="T7"> Visualización </text:span><text:span text:style-name="T8">anonimizada y agregada</text:span><text:span text:style-name="T7"> de zonas con alta concentración de usuarios activos de la App. (Especialmente relevante para ocio nocturno, ferias, etc.).</text:span></text:p>
                    </text:list-item>
                    <text:list-item>
                      <text:p text:style-name="P13">Compartir logros de fidelización, interacción ligera con el feed de negocios.</text:p>
                    </text:list-item>
                  </text:list>
                </text:list-item>
                <text:list-item>
                  <text:p text:style-name="P6"><text:span text:style-name="Strong_20_Emphasis"><text:span text:style-name="T7">Expansión Geográfica y Sectorial:</text:span></text:span><text:span text:style-name="T7"> Escalar a nivel nacional/internacional. Adaptar funcionalidades a sectores más allá de hostelería (retail, servicios, etc.).</text:span></text:p>
                </text:list-item>
              </text:list>
            </text:list-item>
          </text:list>
        </text:list-item>
      </text:list>
      <text:p text:style-name="P3"><text:span text:style-name="Strong_20_Emphasis"><text:span text:style-name="T7">(Slide 5: Beneficios Tangibles para Tu Negocio con LoyalPyME)</text:span></text:span></text:p>
      <text:list text:style-name="L5">
        <text:list-item>
          <text:p text:style-name="P14">Título: Resultados Medibles y Relaciones Fortalecidas</text:p>
        </text:list-item>
        <text:list-item>
          <text:p text:style-name="P7"><text:span text:style-name="Strong_20_Emphasis"><text:span text:style-name="T7">Aumento de Ventas y Frecuencia:</text:span></text:span><text:span text:style-name="T7"> Incentiva la repetición de compra a través de puntos, niveles y recompensas personalizadas.</text:span></text:p>
        </text:list-item>
        <text:list-item>
          <text:p text:style-name="P7"><text:span text:style-name="Strong_20_Emphasis"><text:span text:style-name="T7">Fidelización Sólida:</text:span></text:span><text:span text:style-name="T7"> Crea un vínculo emocional y transaccional con tus clientes.</text:span></text:p>
        </text:list-item>
        <text:list-item>
          <text:p text:style-name="P7"><text:span text:style-name="Strong_20_Emphasis"><text:span text:style-name="T7">Conocimiento Profundo del Cliente:</text:span></text:span><text:span text:style-name="T7"> Identifica a tus clientes más valiosos, entiende sus hábitos (Vía analíticas en F4+).</text:span></text:p>
        </text:list-item>
        <text:list-item>
          <text:p text:style-name="P7"><text:span text:style-name="Strong_20_Emphasis"><text:span text:style-name="T7">Marketing Dirigido y Efectivo:</text:span></text:span><text:span text:style-name="T7"> Comunícate directamente con segmentos específicos para promociones de alto impacto (Vía comunicación en F2+).</text:span></text:p>
        </text:list-item>
        <text:list-item>
          <text:p text:style-name="P7"><text:span text:style-name="Strong_20_Emphasis"><text:span text:style-name="T7">Eficiencia Operacional:</text:span></text:span><text:span text:style-name="T7"> Simplifica la gestión de la fidelización y libera tiempo de tu personal.</text:span></text:p>
        </text:list-item>
        <text:list-item>
          <text:p text:style-name="P7"><text:span text:style-name="Strong_20_Emphasis"><text:span text:style-name="T7">Ventaja Competitiva Digital:</text:span></text:span><text:span text:style-name="T7"> Ofrece una experiencia moderna y atractiva que te diferencia.</text:span></text:p>
        </text:list-item>
        <text:list-item>
          <text:p text:style-name="P7"><text:span text:style-name="Strong_20_Emphasis"><text:span text:style-name="T7">Potencial de Nuevas Vías de Ingreso/Visibilidad:</text:span></text:span><text:span text:style-name="T7"> Participación en programas compartidos, promoción de eventos, interacción social (Vía Ecosistema en F5).</text:span></text:p>
        </text:list-item>
        <text:list-item>
          <text:p text:style-name="P7"><text:span text:style-name="Strong_20_Emphasis"><text:span text:style-name="T7">Adaptabilidad:</text:span></text:span><text:span text:style-name="T7"> La modularidad permite ajustar LoyalPyME a las necesidades específicas de tu sector y tamaño.</text:span></text:p>
        </text:list-item>
      </text:list>
      <text:p text:style-name="P3"><text:span text:style-name="Strong_20_Emphasis"><text:span text:style-name="T7">(Slide 6: Empezar es Simple)</text:span></text:span></text:p>
      <text:list text:style-name="L6">
        <text:list-item>
          <text:p text:style-name="P15">Título: Requisitos Mínimos</text:p>
        </text:list-item>
        <text:list-item>
          <text:p text:style-name="P15">Una suscripción a LoyalPyME (con planes escalables según funcionalidades y tamaño del negocio).</text:p>
        </text:list-item>
        <text:list-item>
          <text:p text:style-name="P15">Acceso a internet y un dispositivo (PC, tablet, smartphone) para el Panel Admin.</text:p>
        </text:list-item>
        <text:list-item>
          <text:p text:style-name="P15">¡La motivación de construir una base de clientes leales!</text:p>
        </text:list-item>
        <text:list-item>
          <text:p text:style-name="P19">Para tus clientes: un smartphone con cámara y acceso a internet para el Portal Web o la App.</text:p>
        </text:list-item>
      </text:list>
      <text:p text:style-name="P3"><text:span text:style-name="Strong_20_Emphasis"><text:span text:style-name="T7">(Slide 7: LoyalPyME: Tu Compañero Estratégico para el Crecimiento)</text:span></text:span></text:p>
      <text:list text:style-name="L7">
        <text:list-item>
          <text:p text:style-name="P16">Mensaje: Somos más que un software; somos tu aliado para transformar la lealtad del cliente en crecimiento sostenible y explorar nuevas formas de conectar en tu mercado.</text:p>
        </text:list-item>
      </text:list>
      <text:p text:style-name="P3"><text:span text:style-name="Strong_20_Emphasis"><text:span text:style-name="T7">(Slide 8: ¿Hablamos? Descubre Cómo LoyalPyME Puede Transformar Tu Negocio)</text:span></text:span></text:p>
      <text:list text:style-name="L8">
        <text:list-item>
          <text:p text:style-name="P17"><text:soft-page-break/>Título: Agenda una Demostración Personalizada</text:p>
        </text:list-item>
        <text:list-item>
          <text:p text:style-name="P17">Llamada a la Acción: ¡Contáctanos hoy mismo!</text:p>
        </text:list-item>
        <text:list-item>
          <text:p text:style-name="P17">Información de Contacto (Placeholder: Web, Email, Teléfono, Redes Sociales)</text:p>
        </text:list-item>
      </text:list>
      <text:p text:style-name="P3"><text:span text:style-name="Strong_20_Emphasis"><text:span text:style-name="T7">(Slide 9: Preguntas y Próximos Pasos)</text:span></text:span></text:p>
      <text:list text:style-name="L9">
        <text:list-item>
          <text:p text:style-name="P18">Espacio abierto para discusión, resolver dudas técnicas y de negocio.</text:p>
        </text:list-item>
        <text:list-item>
          <text:p text:style-name="P18">Mencionar la posibilidad de adaptar el diseño e implementar requisitos específicos para cada empresa individualmente en las primeras fases.</text:p>
        </text:list-item>
      </text:list>
      <text:p text:style-name="P1"/>
      <text:list text:style-name="L11">
        <text:list-item>
          <text:p text:style-name="P9"><text:span text:style-name="T7">Este boceto comercial expandido y estructurado en fases ahora:</text:span></text:p>
        </text:list-item>
      </text:list>
      <text:list text:style-name="L10">
        <text:list-item>
          <text:p text:style-name="P8"><text:span text:style-name="Strong_20_Emphasis"><text:span text:style-name="T7">Destaca las funcionalidades ya operativas (Fase 1)</text:span></text:span><text:span text:style-name="T7">, mostrando que hay una base sólida y funcional.</text:span></text:p>
        </text:list-item>
        <text:list-item>
          <text:p text:style-name="P8"><text:span text:style-name="Strong_20_Emphasis"><text:span text:style-name="T7">Divide la evolución en pasos lógicos</text:span></text:span><text:span text:style-name="T7">, desde mejorar la web, pasar a móvil, añadir inteligencia y finalmente explorar ecosistemas y funcionalidades sociales.</text:span></text:p>
        </text:list-item>
        <text:list-item>
          <text:p text:style-name="P8"><text:span text:style-name="Strong_20_Emphasis"><text:span text:style-name="T7">Vincula las funcionalidades con beneficios claros y atractivos</text:span></text:span><text:span text:style-name="T7"> para el negocio.</text:span></text:p>
        </text:list-item>
        <text:list-item>
          <text:p text:style-name="P8"><text:span text:style-name="Strong_20_Emphasis"><text:span text:style-name="T7">Incorpora la visión de chat y red social</text:span></text:span><text:span text:style-name="T7"> como una posibilidad futura potente dentro de la Fase 5.</text:span></text:p>
        </text:list-item>
        <text:list-item>
          <text:p text:style-name="P8"><text:span text:style-name="Strong_20_Emphasis"><text:span text:style-name="T7">Considera la aplicabilidad a múltiples sectores</text:span></text:span><text:span text:style-name="T7"> y la capacidad de personalización inicial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06:06:10.544000000</meta:creation-date>
    <dc:date>2025-04-26T06:07:05.636000000</dc:date>
    <meta:editing-duration>PT56S</meta:editing-duration>
    <meta:editing-cycles>1</meta:editing-cycles>
    <meta:document-statistic meta:table-count="0" meta:image-count="0" meta:object-count="0" meta:page-count="4" meta:paragraph-count="86" meta:word-count="1273" meta:character-count="8676" meta:non-whitespace-character-count="7565"/>
    <meta:generator>LibreOffice/7.5.3.2$Windows_X86_64 LibreOffice_project/9f56dff12ba03b9acd7730a5a481eea045e468f3</meta:generator>
  </office:meta>
</office:document-meta>
</file>